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6f5" officeooo:paragraph-rsid="0013c6f5"/>
    </style:style>
    <style:style style:name="P2" style:family="paragraph" style:parent-style-name="Standard">
      <style:text-properties officeooo:rsid="0014c550" officeooo:paragraph-rsid="0014c550"/>
    </style:style>
    <style:style style:name="P3" style:family="paragraph" style:parent-style-name="Standard">
      <style:paragraph-properties fo:margin-left="0in" fo:margin-right="0in" style:line-height-at-least="0.25in" fo:text-indent="0in" style:auto-text-indent="false"/>
      <style:text-properties fo:color="#cccccc" loext:opacity="100%" style:font-name="Droid Sans Mono" fo:font-size="13.5pt" fo:font-weight="normal" fo:background-color="#1f1f1f"/>
    </style:style>
    <style:style style:name="P4" style:family="paragraph" style:parent-style-name="Standard">
      <style:paragraph-properties fo:margin-left="0in" fo:margin-right="0in" fo:margin-top="0in" fo:margin-bottom="0.1965in" style:contextual-spacing="false" style:line-height-at-least="0.25in" fo:text-indent="0in" style:auto-text-indent="false"/>
      <style:text-properties fo:color="#cccccc" loext:opacity="100%" style:font-name="Droid Sans Mono" fo:font-size="13.5pt" fo:font-weight="normal" fo:background-color="#1f1f1f"/>
    </style:style>
    <style:style style:name="P5" style:family="paragraph" style:parent-style-name="Standard">
      <style:paragraph-properties fo:margin-top="0in" fo:margin-bottom="0.1965in" style:contextual-spacing="false" style:line-height-at-least="0.25in"/>
      <style:text-properties fo:color="#cccccc" loext:opacity="100%" style:font-name="Droid Sans Mono" fo:font-size="13.5pt" fo:font-weight="normal" fo:background-color="#1f1f1f"/>
    </style:style>
    <style:style style:name="P6" style:family="paragraph" style:parent-style-name="Standard">
      <style:paragraph-properties fo:margin-left="0in" fo:margin-right="0in" style:line-height-at-least="0.25in" fo:text-indent="0in" style:auto-text-indent="false"/>
      <style:text-properties fo:color="#cccccc" loext:opacity="100%" fo:background-color="#1f1f1f"/>
    </style:style>
    <style:style style:name="P7" style:family="paragraph" style:parent-style-name="Standard">
      <style:paragraph-properties fo:margin-left="0in" fo:margin-right="0in" style:line-height-at-least="0.25in" fo:text-indent="0in" style:auto-text-indent="false"/>
      <style:text-properties fo:color="#6a9955" loext:opacity="100%" style:font-name="Droid Sans Mono" fo:font-size="13.5pt" fo:font-weight="normal" fo:background-color="#1f1f1f"/>
    </style:style>
    <style:style style:name="P8" style:family="paragraph" style:parent-style-name="Standard">
      <style:text-properties fo:color="#6a9955" loext:opacity="100%" style:font-name="Droid Sans Mono" fo:font-size="13.5pt" fo:font-weight="normal" officeooo:rsid="0014c550" officeooo:paragraph-rsid="0014c550" fo:background-color="#1f1f1f"/>
    </style:style>
    <style:style style:name="P9" style:family="paragraph" style:parent-style-name="Standard">
      <style:paragraph-properties fo:margin-left="0in" fo:margin-right="0in" style:line-height-at-least="0.25in" fo:text-indent="0in" style:auto-text-indent="false"/>
      <style:text-properties fo:color="#6a9955" loext:opacity="100%" fo:background-color="#1f1f1f"/>
    </style:style>
    <style:style style:name="P10" style:family="paragraph" style:parent-style-name="Standard">
      <style:paragraph-properties fo:margin-left="0in" fo:margin-right="0in" style:line-height-at-least="0.25in" fo:text-indent="0in" style:auto-text-indent="false"/>
      <style:text-properties fo:color="#ce9178" loext:opacity="100%" fo:background-color="#1f1f1f"/>
    </style:style>
    <style:style style:name="P11" style:family="paragraph" style:parent-style-name="Standard">
      <style:paragraph-properties fo:margin-left="0in" fo:margin-right="0in" style:line-height-at-least="0.25in" fo:text-indent="0in" style:auto-text-indent="false"/>
      <style:text-properties fo:color="#ce9178" loext:opacity="100%" style:font-name="Droid Sans Mono" fo:font-size="13.5pt" fo:font-weight="normal" fo:background-color="#1f1f1f"/>
    </style:style>
    <style:style style:name="P12" style:family="paragraph" style:parent-style-name="Standard">
      <style:paragraph-properties style:line-height-at-least="0.25in"/>
    </style:style>
    <style:style style:name="P13" style:family="paragraph" style:parent-style-name="Standard">
      <style:paragraph-properties fo:margin-top="0in" fo:margin-bottom="0.1965in" style:contextual-spacing="false" style:line-height-at-least="0.25in"/>
    </style:style>
    <style:style style:name="P14" style:family="paragraph" style:parent-style-name="Standard">
      <style:paragraph-properties fo:margin-left="0in" fo:margin-right="0in" style:line-height-at-least="0.25in" fo:text-indent="0in" style:auto-text-indent="false"/>
      <style:text-properties fo:color="#c586c0" loext:opacity="100%" style:font-name="Droid Sans Mono" fo:font-size="13.5pt" fo:font-weight="normal" fo:background-color="#1f1f1f"/>
    </style:style>
    <style:style style:name="P15" style:family="paragraph" style:parent-style-name="Standard">
      <style:text-properties officeooo:rsid="0014c550" officeooo:paragraph-rsid="0014c550"/>
    </style:style>
    <style:style style:name="P16" style:family="paragraph" style:parent-style-name="Standard">
      <style:text-properties officeooo:rsid="001eb40e" officeooo:paragraph-rsid="001eb40e"/>
    </style:style>
    <style:style style:name="P17" style:family="paragraph" style:parent-style-name="Standard">
      <style:text-properties officeooo:rsid="0023a706" officeooo:paragraph-rsid="0023a706"/>
    </style:style>
    <style:style style:name="P18" style:family="paragraph" style:parent-style-name="Standard">
      <style:text-properties officeooo:rsid="0026d6fd" officeooo:paragraph-rsid="0026d6fd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4ec9b0" loext:opacity="100%" style:font-name="Droid Sans Mono" fo:font-size="13.5pt" fo:font-weight="normal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Droid Sans Mono" fo:font-size="13.5pt" fo:font-weight="normal"/>
    </style:style>
    <style:style style:name="T6" style:family="text">
      <style:text-properties style:font-name="Droid Sans Mono" fo:font-size="13.5pt" fo:font-weight="normal"/>
    </style:style>
    <style:style style:name="T7" style:family="text">
      <style:text-properties style:font-name-asian="Droid Sans Mono" style:font-size-asian="13.5pt" style:font-weight-asian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Droid Sans Mono" fo:font-size="13.5pt" fo:font-weight="normal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Droid Sans Mono" fo:font-size="13.5pt" fo:font-weight="normal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style:font-name="Droid Sans Mono" fo:font-size="13.5pt" fo:font-weight="normal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Droid Sans Mono" fo:font-size="13.5pt" fo:font-weight="normal"/>
    </style:style>
    <style:style style:name="T16" style:family="text">
      <style:text-properties fo:color="#ce9178" loext:opacity="100%" style:font-name-asian="Droid Sans Mono" style:font-size-asian="13.5pt" style:font-weight-asian="normal"/>
    </style:style>
    <style:style style:name="T17" style:family="text">
      <style:text-properties fo:color="#b5cea8" loext:opacity="100%"/>
    </style:style>
    <style:style style:name="T18" style:family="text">
      <style:text-properties fo:color="#b5cea8" loext:opacity="100%" style:font-name="Droid Sans Mono" fo:font-size="13.5pt" fo:font-weight="normal"/>
    </style:style>
    <style:style style:name="T19" style:family="text">
      <style:text-properties fo:color="#6a9955" loext:opacity="100%" style:font-name="Droid Sans Mono" fo:font-size="13.5pt" fo:font-weight="normal"/>
    </style:style>
    <style:style style:name="T20" style:family="text">
      <style:text-properties fo:color="#6a9955" loext:opacity="100%" style:font-name-asian="Droid Sans Mono" style:font-size-asian="13.5pt" style:font-weight-asian="normal"/>
    </style:style>
    <style:style style:name="T21" style:family="text">
      <style:text-properties fo:color="#d7ba7d" loext:opacity="100%" style:font-name="Droid Sans Mono" fo:font-size="13.5pt" fo:font-weight="normal"/>
    </style:style>
    <style:style style:name="T22" style:family="text">
      <style:text-properties officeooo:rsid="001b41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start my_noetic_ws</text:p>
      <text:p text:style-name="Standard"/>
      <text:p text:style-name="Standard">docker exec -it my_noetic_ws bash</text:p>
      <text:p text:style-name="Standard"/>
      <text:p text:style-name="Standard">source /root/catkin_ws/devel/setup.bash</text:p>
      <text:p text:style-name="Standard"/>
      <text:p text:style-name="Standard">cd root/catkin_ws/</text:p>
      <text:p text:style-name="Standard"/>
      <text:p text:style-name="Standard"/>
      <text:p text:style-name="Standard"/>
      <text:p text:style-name="Standard">add_service_files(</text:p>
      <text:p text:style-name="Standard"><text:s text:c="2"/>FILES</text:p>
      <text:p text:style-name="Standard"><text:s text:c="2"/>AddTwoInts.srv</text:p>
      <text:p text:style-name="Standard">)</text:p>
      <text:p text:style-name="Standard"/>
      <text:p text:style-name="Standard">generate_messages(</text:p>
      <text:p text:style-name="Standard"><text:s text:c="2"/>DEPENDENCIES</text:p>
      <text:p text:style-name="Standard"><text:s text:c="2"/>std_msgs</text:p>
      <text:p text:style-name="Standard">)</text:p>
      <text:p text:style-name="Standard"/>
      <text:p text:style-name="Standard">catkin_package(</text:p>
      <text:p text:style-name="Standard"><text:s text:c="2"/>CATKIN_DEPENDS message_runtime</text:p>
      <text:p text:style-name="Standard">)</text:p>
      <text:p text:style-name="Standard"/>
      <text:p text:style-name="Standard"/>
      <text:p text:style-name="Standard">sudo chown -R $USER:$USER ~/robot_ws</text:p>
      <text:p text:style-name="Standard"/>
      <text:p text:style-name="Standard"/>
      <text:p text:style-name="P1">모바일로봇 서버</text:p>
      <text:p text:style-name="P1">어떻게 움직이게 할 건지 정의</text:p>
      <text:p text:style-name="P2">linear velocity</text:p>
      <text:p text:style-name="P2">angular velocity</text:p>
      <text:p text:style-name="P2"/>
      <text:p text:style-name="P2"/>
      <text:p text:style-name="P2">모바일로봇 서버</text:p>
      <text:p text:style-name="P2">rosrun mobile_robot_server mobile_posiotion_server_twist.py</text:p>
      <text:p text:style-name="P2"/>
      <text:p text:style-name="P16">모바일로봇 제어 예시</text:p>
      <text:p text:style-name="P2">rosservice call /mobile_positiontwist "{distance: 1.0}"</text:p>
      <text:p text:style-name="P2"/>
      <text:p text:style-name="P16">두산로봇만 키는거 서버</text:p>
      <text:p text:style-name="P16">roslaunch dsr_launcher single_robot.launch mode:=real host:=192.168.137.100 port:=12345 model:=a0912</text:p>
      <text:p text:style-name="P16"/>
      <text:p text:style-name="P16">두산로봇 서버 예시</text:p>
      <text:p text:style-name="P16">rosservice call /dsr01a0912/motion/move_joint "pos: [0.0, 0.0, 0.0, 0.0, 0.0, 0.0]</text:p>
      <text:p text:style-name="P16">vel: 30.0</text:p>
      <text:p text:style-name="P16">acc: 30.0</text:p>
      <text:p text:style-name="P16">time: 2.0</text:p>
      <text:p text:style-name="P16">radius: 0.0</text:p>
      <text:p text:style-name="P16">mode: 0</text:p>
      <text:p text:style-name="P16">blendType: 0</text:p>
      <text:p text:style-name="P16"><text:soft-page-break/>syncType: 0"</text:p>
      <text:p text:style-name="P16"/>
      <text:p text:style-name="P16"/>
      <text:p text:style-name="P16"/>
      <text:p text:style-name="P16"/>
      <text:p text:style-name="P16"/>
      <text:p text:style-name="P2"/>
      <text:p text:style-name="P2"/>
      <text:p text:style-name="P2"/>
      <text:p text:style-name="P17">상위 노드</text:p>
      <text:p text:style-name="P17"/>
      <text:p text:style-name="P17">모바일로봇 움직이고 두산 로봇 움직이고</text:p>
      <text:p text:style-name="P17"/>
      <text:p text:style-name="P18">roscore</text:p>
      <text:p text:style-name="P18"/>
      <text:p text:style-name="P18">roslaunch dsr_launcher single_robot.launch mode:=real host:=192.168.137.100 port:=12345 model:=a0912</text:p>
      <text:p text:style-name="P2"/>
      <text:p text:style-name="P2">rosrun mobile_robot_server mobile_posiotion_server_twist.py</text:p>
      <text:p text:style-name="P2"/>
      <text:p text:style-name="P2">rosrun testbed_operation testbed_operation_client_all.p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#!/usr/bin/env python</text:p>
      <text:p text:style-name="P12"/>
      <text:p text:style-name="P3"><text:span text:style-name="T1">from</text:span> <text:span text:style-name="T2">__future__</text:span> <text:span text:style-name="T1">import</text:span> <text:span text:style-name="T4">print_function</text:span></text:p>
      <text:p text:style-name="P12"/>
      <text:p text:style-name="P3"><text:span text:style-name="T1">from</text:span> <text:span text:style-name="T2">mobile_robot_server</text:span>.<text:span text:style-name="T2">srv</text:span> <text:span text:style-name="T1">import</text:span> MobilePosition,MobilePositionResponse</text:p>
      <text:p text:style-name="P3"><text:span text:style-name="T1">import</text:span> <text:span text:style-name="T2">rospy</text:span></text:p>
      <text:p text:style-name="P3"><text:span text:style-name="T1">import</text:span> <text:span text:style-name="T2">asyncio</text:span></text:p>
      <text:p text:style-name="P3"><text:span text:style-name="T1">import</text:span> <text:span text:style-name="T2">argparse</text:span></text:p>
      <text:p text:style-name="P3"><text:span text:style-name="T1">import</text:span> <text:span text:style-name="T2">math</text:span></text:p>
      <text:p text:style-name="P3"><text:span text:style-name="T1">from</text:span> <text:span text:style-name="T2">datetime</text:span> <text:span text:style-name="T1">import</text:span> <text:span text:style-name="T2">datetime</text:span></text:p>
      <text:p text:style-name="P3"><text:span text:style-name="T1">import</text:span> <text:span text:style-name="T2">time</text:span></text:p>
      <text:p text:style-name="P12"/>
      <text:p text:style-name="P7"># from woosh_robot import WooshRobot, CommuSettings</text:p>
      <text:p text:style-name="P12"><text:soft-page-break/></text:p>
      <text:p text:style-name="P3"><text:span text:style-name="T1">from</text:span> woosh_robot <text:span text:style-name="T1">import</text:span> WooshRobot</text:p>
      <text:p text:style-name="P3"><text:span text:style-name="T1">from</text:span> woosh_interface <text:span text:style-name="T1">import</text:span> CommuSettings, NO_PRINT</text:p>
      <text:p text:style-name="P12"/>
      <text:p text:style-name="P3"><text:span text:style-name="T1">from</text:span> woosh.proto.robot.robot_pb2 <text:span text:style-name="T1">import</text:span> RobotInfo, PoseSpeed</text:p>
      <text:p text:style-name="P3"><text:span text:style-name="T1">from</text:span> woosh.proto.robot.robot_pack_pb2 <text:span text:style-name="T1">import</text:span> Twist</text:p>
      <text:p text:style-name="P12"/>
      <text:p text:style-name="P3"><text:span text:style-name="T1">from</text:span> woosh.proto.ros.action_pb2 <text:span text:style-name="T1">import</text:span> (</text:p>
      <text:p text:style-name="P3">StepControl,</text:p>
      <text:p text:style-name="P3">ControlAction,</text:p>
      <text:p text:style-name="P3">)</text:p>
      <text:p text:style-name="P12"/>
      <text:p text:style-name="P3"><text:span text:style-name="T1">from</text:span> woosh.proto.ros.ros_pack_pb2 <text:span text:style-name="T1">import</text:span> (</text:p>
      <text:p text:style-name="P3">CallAction,</text:p>
      <text:p text:style-name="P3">Feedbacks,</text:p>
      <text:p text:style-name="P3">)</text:p>
      <text:p text:style-name="P12"/>
      <text:p text:style-name="P9"><text:span text:style-name="T6">#</text:span><text:span text:style-name="T7">모바일로봇 클래스</text:span></text:p>
      <text:p text:style-name="P3"><text:span text:style-name="T8">class</text:span> <text:span text:style-name="T2">MobileRobotTwistController</text:span>:</text:p>
      <text:p text:style-name="P10"><text:span text:style-name="T6">"""Twist </text:span><text:span text:style-name="T7">방식으로 모바일 로봇의 거리를 제어하는 클래스</text:span><text:span text:style-name="T6">"""</text:span></text:p>
      <text:p text:style-name="P3"><text:span text:style-name="T8">def</text:span> <text:span text:style-name="T10">__init__</text:span>(<text:span text:style-name="T4">self</text:span>, <text:span text:style-name="T4">verbose</text:span><text:span text:style-name="T12">=</text:span><text:span text:style-name="T8">False</text:span>, <text:span text:style-name="T4">init_node</text:span><text:span text:style-name="T12">=</text:span><text:span text:style-name="T8">True</text:span>):</text:p>
      <text:p text:style-name="P11">"""</text:p>
      <text:p text:style-name="P10"><text:span text:style-name="T6">ROS </text:span><text:span text:style-name="T7">노드 및 파라미터 초기화</text:span></text:p>
      <text:p text:style-name="P11">Args:</text:p>
      <text:p text:style-name="P10"><text:span text:style-name="T6">verbose: SDK </text:span><text:span text:style-name="T7">로그 상세 출력 여부</text:span></text:p>
      <text:p text:style-name="P10"><text:span text:style-name="T6">init_node: rospy.init_node() </text:span><text:span text:style-name="T7">호출 여부 </text:span><text:span text:style-name="T6">(</text:span><text:span text:style-name="T7">다른 노드에서 래핑 시 </text:span><text:span text:style-name="T6">False)</text:span></text:p>
      <text:p text:style-name="P11">"""</text:p>
      <text:p text:style-name="P9"><text:span text:style-name="T6"># </text:span><text:span text:style-name="T7">파라미터 로드</text:span></text:p>
      <text:p text:style-name="P3"><text:span text:style-name="T4">self</text:span>.<text:span text:style-name="T4">robot_ip</text:span> <text:span text:style-name="T12">=</text:span> <text:span text:style-name="T2">rospy</text:span>.get_param(<text:span text:style-name="T14">'~robot_ip'</text:span>, <text:span text:style-name="T14">'169.254.128.2'</text:span>)</text:p>
      <text:p text:style-name="P3"><text:span text:style-name="T4">self</text:span>.<text:span text:style-name="T4">robot_port</text:span> <text:span text:style-name="T12">=</text:span> <text:span text:style-name="T2">rospy</text:span>.get_param(<text:span text:style-name="T14">'~robot_port'</text:span>, <text:span text:style-name="T17">5480</text:span>)</text:p>
      <text:p text:style-name="P3"><text:span text:style-name="T4">self</text:span>.<text:span text:style-name="T4">robot_identity</text:span> <text:span text:style-name="T12">=</text:span> <text:span text:style-name="T2">rospy</text:span>.get_param(<text:span text:style-name="T14">'~robot_identity'</text:span>, <text:span text:style-name="T14">'twist_controller'</text:span>)</text:p>
      <text:p text:style-name="P6"><text:span text:style-name="T5">self</text:span><text:span text:style-name="T6">.</text:span><text:span text:style-name="T5">verbose</text:span><text:span text:style-name="T6"> </text:span><text:span text:style-name="T13">=</text:span><text:span text:style-name="T6"> </text:span><text:span text:style-name="T5">verbose</text:span><text:span text:style-name="T6"> </text:span><text:span text:style-name="T19"># </text:span><text:span text:style-name="T20">상세 모드 플래그</text:span></text:p>
      <text:p text:style-name="P3"><text:span text:style-name="T4">self</text:span>.<text:span text:style-name="T4">robot</text:span> <text:span text:style-name="T12">=</text:span> <text:span text:style-name="T8">None</text:span></text:p>
      <text:p text:style-name="P6"><text:span text:style-name="T5">self</text:span><text:span text:style-name="T6">.</text:span><text:span text:style-name="T5">current_pose</text:span><text:span text:style-name="T6"> </text:span><text:span text:style-name="T13">=</text:span><text:span text:style-name="T6"> </text:span><text:span text:style-name="T9">None</text:span><text:span text:style-name="T6"> </text:span><text:span text:style-name="T19"># </text:span><text:span text:style-name="T20">현재 위치 저장</text:span></text:p>
      <text:p text:style-name="P3"><text:span text:style-name="T1">if</text:span> <text:span text:style-name="T4">init_node</text:span>:</text:p>
      <text:p text:style-name="P6"><text:span text:style-name="T3">rospy</text:span><text:span text:style-name="T6">.loginfo(</text:span><text:span text:style-name="T15">"🤖 Twist Controller </text:span><text:span text:style-name="T16">초기화 완료</text:span><text:span text:style-name="T15">"</text:span><text:span text:style-name="T6">)</text:span></text:p>
      <text:p text:style-name="P6"><text:span text:style-name="T3">rospy</text:span><text:span text:style-name="T6">.loginfo(</text:span><text:span text:style-name="T9">f</text:span><text:span text:style-name="T15">" </text:span><text:span text:style-name="T16">연결 대상</text:span><text:span text:style-name="T15">: </text:span><text:span text:style-name="T9">{</text:span><text:span text:style-name="T5">self</text:span><text:span text:style-name="T6">.</text:span><text:span text:style-name="T5">robot_ip</text:span><text:span text:style-name="T9">}</text:span><text:span text:style-name="T15">:</text:span><text:span text:style-name="T9">{</text:span><text:span text:style-name="T5">self</text:span><text:span text:style-name="T6">.</text:span><text:span text:style-name="T5">robot_port</text:span><text:span text:style-name="T9">}</text:span><text:span text:style-name="T15">"</text:span><text:span text:style-name="T6">)</text:span></text:p>
      <text:p text:style-name="P3"><text:span text:style-name="T8">async</text:span> <text:span text:style-name="T8">def</text:span> <text:span text:style-name="T10">connect</text:span>(<text:span text:style-name="T4">self</text:span>):</text:p>
      <text:p text:style-name="P10"><text:soft-page-break/><text:span text:style-name="T6">"""</text:span><text:span text:style-name="T7">로봇에 연결</text:span><text:span text:style-name="T6">"""</text:span></text:p>
      <text:p text:style-name="P9"><text:span text:style-name="T6"># SDK </text:span><text:span text:style-name="T7">로거 레벨 설정</text:span></text:p>
      <text:p text:style-name="P3"><text:span text:style-name="T1">import</text:span> <text:span text:style-name="T2">logging</text:span></text:p>
      <text:p text:style-name="P3"><text:span text:style-name="T4">sdk_logger</text:span> <text:span text:style-name="T12">=</text:span> <text:span text:style-name="T2">logging</text:span>.<text:span text:style-name="T10">getLogger</text:span>(<text:span text:style-name="T14">'twist_controller'</text:span>)</text:p>
      <text:p text:style-name="P3"><text:span text:style-name="T1">if</text:span> <text:span text:style-name="T4">self</text:span>.<text:span text:style-name="T4">verbose</text:span>:</text:p>
      <text:p text:style-name="P9"><text:span text:style-name="T6"># </text:span><text:span text:style-name="T7">상세 모드</text:span><text:span text:style-name="T6">: </text:span><text:span text:style-name="T7">모든 로그 출력</text:span></text:p>
      <text:p text:style-name="P3"><text:span text:style-name="T4">sdk_logger</text:span>.<text:span text:style-name="T10">setLevel</text:span>(<text:span text:style-name="T2">logging</text:span>.<text:span text:style-name="T4">DEBUG</text:span>)</text:p>
      <text:p text:style-name="P3"><text:span text:style-name="T1">else</text:span>:</text:p>
      <text:p text:style-name="P9"><text:span text:style-name="T6"># </text:span><text:span text:style-name="T7">일반 모드</text:span><text:span text:style-name="T6">: WARNING </text:span><text:span text:style-name="T7">이상만 출력 </text:span><text:span text:style-name="T6">(INFO </text:span><text:span text:style-name="T7">숨김</text:span><text:span text:style-name="T6">)</text:span></text:p>
      <text:p text:style-name="P3"><text:span text:style-name="T4">sdk_logger</text:span>.<text:span text:style-name="T10">setLevel</text:span>(<text:span text:style-name="T2">logging</text:span>.<text:span text:style-name="T4">WARNING</text:span>)</text:p>
      <text:p text:style-name="P3"><text:span text:style-name="T4">settings</text:span> <text:span text:style-name="T12">=</text:span> CommuSettings(</text:p>
      <text:p text:style-name="P3"><text:span text:style-name="T4">addr</text:span><text:span text:style-name="T12">=</text:span><text:span text:style-name="T4">self</text:span>.<text:span text:style-name="T4">robot_ip</text:span>,</text:p>
      <text:p text:style-name="P3"><text:span text:style-name="T4">port</text:span><text:span text:style-name="T12">=</text:span><text:span text:style-name="T4">self</text:span>.<text:span text:style-name="T4">robot_port</text:span>,</text:p>
      <text:p text:style-name="P3"><text:span text:style-name="T4">identity</text:span><text:span text:style-name="T12">=</text:span><text:span text:style-name="T4">self</text:span>.<text:span text:style-name="T4">robot_identity</text:span>,</text:p>
      <text:p text:style-name="P6"><text:span text:style-name="T5">logger</text:span><text:span text:style-name="T13">=</text:span><text:span text:style-name="T5">sdk_logger</text:span><text:span text:style-name="T6"> </text:span><text:span text:style-name="T19"># </text:span><text:span text:style-name="T20">커스텀 로거 전달</text:span></text:p>
      <text:p text:style-name="P3">)</text:p>
      <text:p text:style-name="P3"><text:span text:style-name="T4">self</text:span>.<text:span text:style-name="T4">robot</text:span> <text:span text:style-name="T12">=</text:span> WooshRobot(<text:span text:style-name="T4">settings</text:span>)</text:p>
      <text:p text:style-name="P3"><text:span text:style-name="T1">await</text:span> <text:span text:style-name="T4">self</text:span>.<text:span text:style-name="T4">robot</text:span>.run()</text:p>
      <text:p text:style-name="P9"><text:span text:style-name="T6"># </text:span><text:span text:style-name="T7">연결 검증</text:span></text:p>
      <text:p text:style-name="P3"><text:span text:style-name="T4">info</text:span>, <text:span text:style-name="T4">ok</text:span>, <text:span text:style-name="T4">msg</text:span> <text:span text:style-name="T12">=</text:span> <text:span text:style-name="T1">await</text:span> <text:span text:style-name="T4">self</text:span>.<text:span text:style-name="T4">robot</text:span>.robot_info_req(RobotInfo(), NO_PRINT, NO_PRINT)</text:p>
      <text:p text:style-name="P3"><text:span text:style-name="T1">if</text:span> <text:span text:style-name="T8">not</text:span> <text:span text:style-name="T4">ok</text:span>:</text:p>
      <text:p text:style-name="P6"><text:span text:style-name="T3">rospy</text:span><text:span text:style-name="T6">.logerr(</text:span><text:span text:style-name="T9">f</text:span><text:span text:style-name="T15">"❌ </text:span><text:span text:style-name="T16">로봇 연결 실패</text:span><text:span text:style-name="T15">: </text:span><text:span text:style-name="T9">{</text:span><text:span text:style-name="T5">msg</text:span><text:span text:style-name="T9">}</text:span><text:span text:style-name="T15">"</text:span><text:span text:style-name="T6">)</text:span></text:p>
      <text:p text:style-name="P3"><text:span text:style-name="T1">raise</text:span> <text:span text:style-name="T2">ConnectionError</text:span>(<text:span text:style-name="T8">f</text:span><text:span text:style-name="T14">"Failed to connect: </text:span><text:span text:style-name="T8">{</text:span><text:span text:style-name="T4">msg</text:span><text:span text:style-name="T8">}</text:span><text:span text:style-name="T14">"</text:span>)</text:p>
      <text:p text:style-name="P6"><text:span text:style-name="T3">rospy</text:span><text:span text:style-name="T6">.loginfo(</text:span><text:span text:style-name="T15">"✅ </text:span><text:span text:style-name="T16">로봇 연결 성공</text:span><text:span text:style-name="T15">!"</text:span><text:span text:style-name="T6">)</text:span></text:p>
      <text:p text:style-name="P6"><text:span text:style-name="T3">rospy</text:span><text:span text:style-name="T6">.loginfo(</text:span><text:span text:style-name="T9">f</text:span><text:span text:style-name="T15">"🔋 </text:span><text:span text:style-name="T16">배터리 잔량</text:span><text:span text:style-name="T15">: </text:span><text:span text:style-name="T9">{</text:span><text:span text:style-name="T5">info</text:span><text:span text:style-name="T6">.battery.power</text:span><text:span text:style-name="T9">}</text:span><text:span text:style-name="T15">%"</text:span><text:span text:style-name="T6">)</text:span></text:p>
      <text:p text:style-name="P3"><text:span text:style-name="T8">async</text:span> <text:span text:style-name="T8">def</text:span> <text:span text:style-name="T10">stop</text:span>(<text:span text:style-name="T4">self</text:span>):</text:p>
      <text:p text:style-name="P10"><text:span text:style-name="T6">"""</text:span><text:span text:style-name="T7">로봇 연결 종료</text:span><text:span text:style-name="T6">"""</text:span></text:p>
      <text:p text:style-name="P3"><text:span text:style-name="T1">if</text:span> <text:span text:style-name="T4">self</text:span>.<text:span text:style-name="T4">robot</text:span>:</text:p>
      <text:p text:style-name="P6"><text:span text:style-name="T3">rospy</text:span><text:span text:style-name="T6">.loginfo(</text:span><text:span text:style-name="T15">"📋 </text:span><text:span text:style-name="T16">로봇 연결 종료 중</text:span><text:span text:style-name="T15">..."</text:span><text:span text:style-name="T6">)</text:span></text:p>
      <text:p text:style-name="P3"><text:span text:style-name="T1">await</text:span> <text:span text:style-name="T4">self</text:span>.<text:span text:style-name="T4">robot</text:span>.stop()</text:p>
      <text:p text:style-name="P6"><text:span text:style-name="T3">rospy</text:span><text:span text:style-name="T6">.loginfo(</text:span><text:span text:style-name="T15">"✅ </text:span><text:span text:style-name="T16">연결 종료 완료</text:span><text:span text:style-name="T15">"</text:span><text:span text:style-name="T6">)</text:span></text:p>
      <text:p text:style-name="P13"/>
      <text:p text:style-name="P3"><text:span text:style-name="T8">async</text:span> <text:span text:style-name="T8">def</text:span> <text:span text:style-name="T10">stepmove</text:span>(<text:span text:style-name="T4">self</text:span>):</text:p>
      <text:p text:style-name="P10"><text:span text:style-name="T6">"""</text:span><text:span text:style-name="T7">로봇 이동</text:span><text:span text:style-name="T6">"""</text:span></text:p>
      <text:p text:style-name="P6"><text:span text:style-name="T11">input</text:span><text:span text:style-name="T6">(</text:span><text:span text:style-name="T15">"</text:span><text:span text:style-name="T21">\n</text:span><text:span text:style-name="T16">엔터를 입력하여 스텝 제어</text:span><text:span text:style-name="T15">(</text:span><text:span text:style-name="T16">직진 </text:span><text:span text:style-name="T15">0.5m)</text:span><text:span text:style-name="T16">를 실행하세요</text:span><text:span text:style-name="T15">...</text:span><text:span text:style-name="T21">\n</text:span><text:span text:style-name="T15">"</text:span><text:span text:style-name="T6">)</text:span></text:p>
      <text:p text:style-name="P3"><text:span text:style-name="T4">step_control</text:span> <text:span text:style-name="T12">=</text:span> StepControl()</text:p>
      <text:p text:style-name="P6"><text:soft-page-break/><text:span text:style-name="T5">step</text:span><text:span text:style-name="T6"> </text:span><text:span text:style-name="T13">=</text:span><text:span text:style-name="T6"> </text:span><text:span text:style-name="T5">step_control</text:span><text:span text:style-name="T6">.steps.add() </text:span><text:span text:style-name="T19"># </text:span><text:span text:style-name="T20">이동할 스텝 추가</text:span></text:p>
      <text:p text:style-name="P6"><text:span text:style-name="T5">step</text:span><text:span text:style-name="T6">.mode </text:span><text:span text:style-name="T13">=</text:span><text:span text:style-name="T6"> StepControl.Step.Mode.kStraight </text:span><text:span text:style-name="T19"># </text:span><text:span text:style-name="T20">모드</text:span><text:span text:style-name="T19">: </text:span><text:span text:style-name="T20">직진</text:span></text:p>
      <text:p text:style-name="P6"><text:span text:style-name="T5">step</text:span><text:span text:style-name="T6">.value </text:span><text:span text:style-name="T13">=</text:span><text:span text:style-name="T6"> </text:span><text:span text:style-name="T18">0.1</text:span><text:span text:style-name="T6"> </text:span><text:span text:style-name="T19"># </text:span><text:span text:style-name="T20">값</text:span><text:span text:style-name="T19">: 0.5 </text:span><text:span text:style-name="T20">미터</text:span></text:p>
      <text:p text:style-name="P6"><text:span text:style-name="T5">step</text:span><text:span text:style-name="T6">.speed </text:span><text:span text:style-name="T13">=</text:span><text:span text:style-name="T6"> </text:span><text:span text:style-name="T13">-</text:span><text:span text:style-name="T18">0.1</text:span><text:span text:style-name="T6"> </text:span><text:span text:style-name="T19"># </text:span><text:span text:style-name="T20">속도</text:span><text:span text:style-name="T19">: 0.25 m/s</text:span></text:p>
      <text:p text:style-name="P6"><text:span text:style-name="T5">step_control</text:span><text:span text:style-name="T6">.action </text:span><text:span text:style-name="T13">=</text:span><text:span text:style-name="T6"> ControlAction.kExecute </text:span><text:span text:style-name="T19"># </text:span><text:span text:style-name="T20">동작</text:span><text:span text:style-name="T19">: </text:span><text:span text:style-name="T20">실행</text:span></text:p>
      <text:p text:style-name="P12"/>
      <text:p text:style-name="P7"># call_action = CallAction(step_control=step_control)</text:p>
      <text:p text:style-name="P3"><text:span text:style-name="T4">call_action</text:span> <text:span text:style-name="T12">=</text:span> CallAction()</text:p>
      <text:p text:style-name="P3"><text:span text:style-name="T4">call_action</text:span>.step_control.CopyFrom(<text:span text:style-name="T4">step_control</text:span>)</text:p>
      <text:p text:style-name="P3"><text:span text:style-name="T4">_</text:span>, <text:span text:style-name="T4">ok</text:span>, <text:span text:style-name="T4">msg</text:span> <text:span text:style-name="T12">=</text:span> <text:span text:style-name="T1">await</text:span> <text:span text:style-name="T4">self</text:span>.<text:span text:style-name="T4">robot</text:span>.call_action_req(<text:span text:style-name="T4">call_action</text:span>, NO_PRINT, NO_PRINT)</text:p>
      <text:p text:style-name="P3"><text:span text:style-name="T1">if</text:span> <text:span text:style-name="T4">ok</text:span>:</text:p>
      <text:p text:style-name="P6"><text:span text:style-name="T11">print</text:span><text:span text:style-name="T6">(</text:span><text:span text:style-name="T15">"</text:span><text:span text:style-name="T16">스텝 제어 요청 성공</text:span><text:span text:style-name="T15">"</text:span><text:span text:style-name="T6">)</text:span></text:p>
      <text:p text:style-name="P3"><text:span text:style-name="T1">else</text:span>:</text:p>
      <text:p text:style-name="P6"><text:span text:style-name="T11">print</text:span><text:span text:style-name="T6">(</text:span><text:span text:style-name="T9">f</text:span><text:span text:style-name="T15">"</text:span><text:span text:style-name="T16">스텝 제어 요청 실패</text:span><text:span text:style-name="T15">, msg: </text:span><text:span text:style-name="T9">{</text:span><text:span text:style-name="T5">msg</text:span><text:span text:style-name="T9">}</text:span><text:span text:style-name="T15">"</text:span><text:span text:style-name="T6">)</text:span></text:p>
      <text:p text:style-name="P12"/>
      <text:p text:style-name="P3"><text:span text:style-name="T1">await</text:span> <text:span text:style-name="T2">asyncio</text:span>.<text:span text:style-name="T10">sleep</text:span>(<text:span text:style-name="T17">5</text:span>)</text:p>
      <text:p text:style-name="P13"/>
      <text:p text:style-name="P7"># stop_twist = Twist(linear=0.1, angular=0.0)</text:p>
      <text:p text:style-name="P7"># _, ok, msg = await self.robot.twist_req(stop_twist, NO_PRINT, NO_PRINT)</text:p>
      <text:p text:style-name="P7"># if ok:</text:p>
      <text:p text:style-name="P9"><text:span text:style-name="T6"># print(" </text:span><text:span text:style-name="T7">트위스트 제어 요청 성공</text:span><text:span text:style-name="T6">")</text:span></text:p>
      <text:p text:style-name="P7"># else:</text:p>
      <text:p text:style-name="P9"><text:span text:style-name="T6"># print(f"</text:span><text:span text:style-name="T7">트위스트 제어 요청 실패</text:span><text:span text:style-name="T6">, msg: {msg}")</text:span></text:p>
      <text:p text:style-name="P12"/>
      <text:p text:style-name="P7"># await asyncio.sleep(5)</text:p>
      <text:p text:style-name="P12"/>
      <text:p text:style-name="P7"># stop_twist = Twist(linear=0.0, angular=0.0)</text:p>
      <text:p text:style-name="P7"># _, ok, msg = await self.robot.twist_req(stop_twist, NO_PRINT, NO_PRINT)</text:p>
      <text:p text:style-name="P7"># if ok:</text:p>
      <text:p text:style-name="P9"><text:span text:style-name="T6"># print(" </text:span><text:span text:style-name="T7">트위스트 제어 요청 성공</text:span><text:span text:style-name="T6">")</text:span></text:p>
      <text:p text:style-name="P7"># else:</text:p>
      <text:p text:style-name="P9"><text:span text:style-name="T6"># print(f"</text:span><text:span text:style-name="T7">트위스트 제어 요청 실패</text:span><text:span text:style-name="T6">, msg: {msg}")</text:span></text:p>
      <text:p text:style-name="P5"><text:line-break/></text:p>
      <text:p text:style-name="P7"># def handle_mobile_position(req):</text:p>
      <text:p text:style-name="P9"><text:span text:style-name="T6"># #</text:span><text:span text:style-name="T7">서비스 명령을 받으면 움직이는 코드</text:span></text:p>
      <text:p text:style-name="P7"><text:soft-page-break/># print("Returning [%s + %s = %s]"%(req.a, req.b, (req.a + req.b)))</text:p>
      <text:p text:style-name="P7"># return MobilePositionResponse(req.a + req.b)</text:p>
      <text:p text:style-name="P12"/>
      <text:p text:style-name="P3"><text:span text:style-name="T8">async</text:span> <text:span text:style-name="T8">def</text:span> <text:span text:style-name="T10">mobile_position_server</text:span>():</text:p>
      <text:p text:style-name="P3"><text:span text:style-name="T2">rospy</text:span>.init_node(<text:span text:style-name="T14">'mobile_position_server'</text:span>)</text:p>
      <text:p text:style-name="P9"><text:span text:style-name="T6"># </text:span><text:span text:style-name="T7">모바일로봇 연결</text:span></text:p>
      <text:p text:style-name="P12"/>
      <text:p text:style-name="P3"><text:span text:style-name="T4">controller</text:span> <text:span text:style-name="T12">=</text:span> <text:span text:style-name="T2">MobileRobotTwistController</text:span>()</text:p>
      <text:p text:style-name="P3"><text:span text:style-name="T1">await</text:span> <text:span text:style-name="T4">controller</text:span>.<text:span text:style-name="T10">connect</text:span>()</text:p>
      <text:p text:style-name="P3"><text:span text:style-name="T1">await</text:span> <text:span text:style-name="T4">controller</text:span>.<text:span text:style-name="T10">stepmove</text:span>()</text:p>
      <text:p text:style-name="P5"><text:line-break/></text:p>
      <text:p text:style-name="P7"># s = rospy.Service('mobile_position', MobilePosition, handle_mobile_position)</text:p>
      <text:p text:style-name="P3"><text:span text:style-name="T10">print</text:span>(<text:span text:style-name="T14">"Mobile Robot Ready to move!!!"</text:span>)</text:p>
      <text:p text:style-name="P13"/>
      <text:p text:style-name="P4"><text:line-break/><text:line-break/><text:line-break/></text:p>
      <text:p text:style-name="P3"><text:span text:style-name="T2">rospy</text:span>.spin()</text:p>
      <text:p text:style-name="P12"/>
      <text:p text:style-name="P3"><text:span text:style-name="T1">await</text:span> <text:span text:style-name="T4">controller</text:span>.<text:span text:style-name="T10">stop</text:span>()</text:p>
      <text:p text:style-name="P12"/>
      <text:p text:style-name="P3"><text:span text:style-name="T1">if</text:span> <text:span text:style-name="T4">__name__</text:span> <text:span text:style-name="T12">==</text:span> <text:span text:style-name="T14">"__main__"</text:span>:</text:p>
      <text:p text:style-name="P3"><text:span text:style-name="T2">asyncio</text:span>.<text:span text:style-name="T10">run</text:span>(<text:span text:style-name="T10">mobile_position_server</text:span>()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움직이는데 <text:span text:style-name="T22">0.3만큼 안가는 거</text:span></text:p>
      <text:p text:style-name="P2"/>
      <text:p text:style-name="P8">#!/usr/bin/env python</text:p>
      <text:p text:style-name="P12"/>
      <text:p text:style-name="P3"><text:span text:style-name="T1">from</text:span> <text:span text:style-name="T2">__future__</text:span> <text:span text:style-name="T1">import</text:span> <text:span text:style-name="T4">print_function</text:span></text:p>
      <text:p text:style-name="P12"/>
      <text:p text:style-name="P3"><text:span text:style-name="T1">import</text:span> <text:span text:style-name="T2">rospy</text:span></text:p>
      <text:p text:style-name="P3"><text:span text:style-name="T1">import</text:span> <text:span text:style-name="T2">asyncio</text:span></text:p>
      <text:p text:style-name="P3"><text:span text:style-name="T1">import</text:span> <text:span text:style-name="T2">math</text:span></text:p>
      <text:p text:style-name="P3"><text:span text:style-name="T1">import</text:span> numpy <text:span text:style-name="T1">as</text:span> <text:span text:style-name="T2">np</text:span></text:p>
      <text:p text:style-name="P3"><text:span text:style-name="T1">from</text:span> <text:span text:style-name="T2">datetime</text:span> <text:span text:style-name="T1">import</text:span> <text:span text:style-name="T2">datetime</text:span></text:p>
      <text:p text:style-name="P12"/>
      <text:p text:style-name="P3"><text:span text:style-name="T1">from</text:span> <text:span text:style-name="T2">mobile_robot_server</text:span>.<text:span text:style-name="T2">srv</text:span> <text:span text:style-name="T1">import</text:span> MobilePositionTwist, MobilePositionTwistRequest, MobilePositionTwistResponse</text:p>
      <text:p text:style-name="P12"><text:soft-page-break/></text:p>
      <text:p text:style-name="P3"><text:span text:style-name="T1">from</text:span> woosh_robot <text:span text:style-name="T1">import</text:span> WooshRobot</text:p>
      <text:p text:style-name="P3"><text:span text:style-name="T1">from</text:span> woosh_interface <text:span text:style-name="T1">import</text:span> CommuSettings, NO_PRINT</text:p>
      <text:p text:style-name="P3"><text:span text:style-name="T1">from</text:span> woosh.proto.robot.robot_pack_pb2 <text:span text:style-name="T1">import</text:span> Twist</text:p>
      <text:p text:style-name="P3"><text:span text:style-name="T1">from</text:span> woosh.proto.robot.robot_pb2 <text:span text:style-name="T1">import</text:span> RobotInfo</text:p>
      <text:p text:style-name="P13"/>
      <text:p text:style-name="P3"><text:span text:style-name="T8">class</text:span> <text:span text:style-name="T2">SmoothTwistController</text:span>:</text:p>
      <text:p text:style-name="P3"><text:span text:style-name="T8">def</text:span> <text:span text:style-name="T10">__init__</text:span>(<text:span text:style-name="T4">self</text:span>, <text:span text:style-name="T4">verbose</text:span><text:span text:style-name="T12">=</text:span><text:span text:style-name="T8">False</text:span>):</text:p>
      <text:p text:style-name="P3"><text:span text:style-name="T4">self</text:span>.<text:span text:style-name="T4">robot_ip</text:span> <text:span text:style-name="T12">=</text:span> <text:span text:style-name="T2">rospy</text:span>.get_param(<text:span text:style-name="T14">'~robot_ip'</text:span>, <text:span text:style-name="T14">'169.254.128.2'</text:span>)</text:p>
      <text:p text:style-name="P3"><text:span text:style-name="T4">self</text:span>.<text:span text:style-name="T4">robot_port</text:span> <text:span text:style-name="T12">=</text:span> <text:span text:style-name="T2">rospy</text:span>.get_param(<text:span text:style-name="T14">'~robot_port'</text:span>, <text:span text:style-name="T17">5480</text:span>)</text:p>
      <text:p text:style-name="P3"><text:span text:style-name="T4">self</text:span>.<text:span text:style-name="T4">robot_identity</text:span> <text:span text:style-name="T12">=</text:span> <text:span text:style-name="T2">rospy</text:span>.get_param(<text:span text:style-name="T14">'~robot_identity'</text:span>, <text:span text:style-name="T14">'smooth_twist_controller'</text:span>)</text:p>
      <text:p text:style-name="P3"><text:span text:style-name="T4">self</text:span>.<text:span text:style-name="T4">verbose</text:span> <text:span text:style-name="T12">=</text:span> <text:span text:style-name="T4">verbose</text:span></text:p>
      <text:p text:style-name="P12"/>
      <text:p text:style-name="P3"><text:span text:style-name="T4">self</text:span>.<text:span text:style-name="T4">robot</text:span> <text:span text:style-name="T12">=</text:span> <text:span text:style-name="T8">None</text:span></text:p>
      <text:p text:style-name="P3"><text:span text:style-name="T4">self</text:span>.<text:span text:style-name="T4">current_pose</text:span> <text:span text:style-name="T12">=</text:span> <text:span text:style-name="T8">None</text:span></text:p>
      <text:p text:style-name="P3"><text:span text:style-name="T4">self</text:span>.<text:span text:style-name="T4">last_time</text:span> <text:span text:style-name="T12">=</text:span> <text:span text:style-name="T8">None</text:span></text:p>
      <text:p text:style-name="P12"/>
      <text:p text:style-name="P9"><text:span text:style-name="T6"># </text:span><text:span text:style-name="T7">부드러운 제어를 위한 파라미터</text:span></text:p>
      <text:p text:style-name="P6"><text:span text:style-name="T5">self</text:span><text:span text:style-name="T6">.</text:span><text:span text:style-name="T5">max_linear_speed</text:span><text:span text:style-name="T6"> </text:span><text:span text:style-name="T13">=</text:span><text:span text:style-name="T6"> </text:span><text:span text:style-name="T18">0.3</text:span><text:span text:style-name="T6"> </text:span><text:span text:style-name="T19"># </text:span><text:span text:style-name="T20">최대 속도 </text:span><text:span text:style-name="T19">(m/s)</text:span></text:p>
      <text:p text:style-name="P6"><text:span text:style-name="T5">self</text:span><text:span text:style-name="T6">.</text:span><text:span text:style-name="T5">acceleration</text:span><text:span text:style-name="T6"> </text:span><text:span text:style-name="T13">=</text:span><text:span text:style-name="T6"> </text:span><text:span text:style-name="T18">0.5</text:span><text:span text:style-name="T6"> </text:span><text:span text:style-name="T19"># </text:span><text:span text:style-name="T20">가속도 </text:span><text:span text:style-name="T19">(m/s²)</text:span></text:p>
      <text:p text:style-name="P6"><text:span text:style-name="T5">self</text:span><text:span text:style-name="T6">.</text:span><text:span text:style-name="T5">deceleration</text:span><text:span text:style-name="T6"> </text:span><text:span text:style-name="T13">=</text:span><text:span text:style-name="T6"> </text:span><text:span text:style-name="T18">0.8</text:span><text:span text:style-name="T6"> </text:span><text:span text:style-name="T19"># </text:span><text:span text:style-name="T20">감속도 </text:span><text:span text:style-name="T19">(m/s²)</text:span></text:p>
      <text:p text:style-name="P6"><text:span text:style-name="T5">self</text:span><text:span text:style-name="T6">.</text:span><text:span text:style-name="T5">control_rate</text:span><text:span text:style-name="T6"> </text:span><text:span text:style-name="T13">=</text:span><text:span text:style-name="T6"> </text:span><text:span text:style-name="T18">50.0</text:span><text:span text:style-name="T6"> </text:span><text:span text:style-name="T19"># </text:span><text:span text:style-name="T20">제어 주기 </text:span><text:span text:style-name="T19">(Hz)</text:span></text:p>
      <text:p text:style-name="P6"><text:span text:style-name="T5">self</text:span><text:span text:style-name="T6">.</text:span><text:span text:style-name="T5">pose_update_rate</text:span><text:span text:style-name="T6"> </text:span><text:span text:style-name="T13">=</text:span><text:span text:style-name="T6"> </text:span><text:span text:style-name="T18">20.0</text:span><text:span text:style-name="T6"> </text:span><text:span text:style-name="T19"># </text:span><text:span text:style-name="T20">위치 업데이트 주기 </text:span><text:span text:style-name="T19">(Hz)</text:span></text:p>
      <text:p text:style-name="P12"/>
      <text:p text:style-name="P9"><text:span text:style-name="T6"># </text:span><text:span text:style-name="T7">현재 목표 상태</text:span></text:p>
      <text:p text:style-name="P6"><text:span text:style-name="T5">self</text:span><text:span text:style-name="T6">.</text:span><text:span text:style-name="T5">target_distance</text:span><text:span text:style-name="T6"> </text:span><text:span text:style-name="T13">=</text:span><text:span text:style-name="T6"> </text:span><text:span text:style-name="T18">0.0</text:span><text:span text:style-name="T6"> </text:span><text:span text:style-name="T19"># </text:span><text:span text:style-name="T20">목표 이동 거리 </text:span><text:span text:style-name="T19">(m)</text:span></text:p>
      <text:p text:style-name="P6"><text:span text:style-name="T5">self</text:span><text:span text:style-name="T6">.</text:span><text:span text:style-name="T5">moved_distance</text:span><text:span text:style-name="T6"> </text:span><text:span text:style-name="T13">=</text:span><text:span text:style-name="T6"> </text:span><text:span text:style-name="T18">0.0</text:span><text:span text:style-name="T6"> </text:span><text:span text:style-name="T19"># </text:span><text:span text:style-name="T20">누적 이동 거리</text:span></text:p>
      <text:p text:style-name="P3"><text:span text:style-name="T4">self</text:span>.<text:span text:style-name="T4">is_moving</text:span> <text:span text:style-name="T12">=</text:span> <text:span text:style-name="T8">False</text:span></text:p>
      <text:p text:style-name="P3"><text:span text:style-name="T4">self</text:span>.<text:span text:style-name="T4">start_pose</text:span> <text:span text:style-name="T12">=</text:span> <text:span text:style-name="T8">None</text:span></text:p>
      <text:p text:style-name="P12"/>
      <text:p text:style-name="P9"><text:span text:style-name="T6"># </text:span><text:span text:style-name="T7">부드러운 속도 프로파일</text:span></text:p>
      <text:p text:style-name="P3"><text:span text:style-name="T4">self</text:span>.<text:span text:style-name="T4">current_speed</text:span> <text:span text:style-name="T12">=</text:span> <text:span text:style-name="T17">0.0</text:span></text:p>
      <text:p text:style-name="P12"/>
      <text:p text:style-name="P3"><text:span text:style-name="T8">async</text:span> <text:span text:style-name="T8">def</text:span> <text:span text:style-name="T10">connect</text:span>(<text:span text:style-name="T4">self</text:span>):</text:p>
      <text:p text:style-name="P3"><text:span text:style-name="T1">import</text:span> <text:span text:style-name="T2">logging</text:span></text:p>
      <text:p text:style-name="P3"><text:span text:style-name="T4">sdk_logger</text:span> <text:span text:style-name="T12">=</text:span> <text:span text:style-name="T2">logging</text:span>.<text:span text:style-name="T10">getLogger</text:span>(<text:span text:style-name="T14">'smooth_twist'</text:span>)</text:p>
      <text:p text:style-name="P3"><text:span text:style-name="T4">sdk_logger</text:span>.<text:span text:style-name="T10">setLevel</text:span>(<text:span text:style-name="T2">logging</text:span>.<text:span text:style-name="T4">DEBUG</text:span> <text:span text:style-name="T1">if</text:span> <text:span text:style-name="T4">self</text:span>.<text:span text:style-name="T4">verbose</text:span> <text:span text:style-name="T1">else</text:span> <text:span text:style-name="T2">logging</text:span>.<text:span text:style-name="T4">WARNING</text:span>)</text:p>
      <text:p text:style-name="P12"><text:soft-page-break/></text:p>
      <text:p text:style-name="P3"><text:span text:style-name="T4">settings</text:span> <text:span text:style-name="T12">=</text:span> CommuSettings(</text:p>
      <text:p text:style-name="P3"><text:span text:style-name="T4">addr</text:span><text:span text:style-name="T12">=</text:span><text:span text:style-name="T4">self</text:span>.<text:span text:style-name="T4">robot_ip</text:span>,</text:p>
      <text:p text:style-name="P3"><text:span text:style-name="T4">port</text:span><text:span text:style-name="T12">=</text:span><text:span text:style-name="T4">self</text:span>.<text:span text:style-name="T4">robot_port</text:span>,</text:p>
      <text:p text:style-name="P3"><text:span text:style-name="T4">identity</text:span><text:span text:style-name="T12">=</text:span><text:span text:style-name="T4">self</text:span>.<text:span text:style-name="T4">robot_identity</text:span>,</text:p>
      <text:p text:style-name="P3"><text:span text:style-name="T4">logger</text:span><text:span text:style-name="T12">=</text:span><text:span text:style-name="T4">sdk_logger</text:span></text:p>
      <text:p text:style-name="P3">)</text:p>
      <text:p text:style-name="P3"><text:span text:style-name="T4">self</text:span>.<text:span text:style-name="T4">robot</text:span> <text:span text:style-name="T12">=</text:span> WooshRobot(<text:span text:style-name="T4">settings</text:span>)</text:p>
      <text:p text:style-name="P3"><text:span text:style-name="T1">await</text:span> <text:span text:style-name="T4">self</text:span>.<text:span text:style-name="T4">robot</text:span>.run()</text:p>
      <text:p text:style-name="P12"/>
      <text:p text:style-name="P3"><text:span text:style-name="T4">info</text:span>, <text:span text:style-name="T4">ok</text:span>, <text:span text:style-name="T4">msg</text:span> <text:span text:style-name="T12">=</text:span> <text:span text:style-name="T1">await</text:span> <text:span text:style-name="T4">self</text:span>.<text:span text:style-name="T4">robot</text:span>.robot_info_req(RobotInfo(), NO_PRINT, NO_PRINT)</text:p>
      <text:p text:style-name="P3"><text:span text:style-name="T1">if</text:span> <text:span text:style-name="T8">not</text:span> <text:span text:style-name="T4">ok</text:span>:</text:p>
      <text:p text:style-name="P3"><text:span text:style-name="T1">raise</text:span> <text:span text:style-name="T2">ConnectionError</text:span>(<text:span text:style-name="T8">f</text:span><text:span text:style-name="T14">"Connection failed: </text:span><text:span text:style-name="T8">{</text:span><text:span text:style-name="T4">msg</text:span><text:span text:style-name="T8">}</text:span><text:span text:style-name="T14">"</text:span>)</text:p>
      <text:p text:style-name="P12"/>
      <text:p text:style-name="P6"><text:span text:style-name="T3">rospy</text:span><text:span text:style-name="T6">.loginfo(</text:span><text:span text:style-name="T15">"</text:span><text:span text:style-name="T16">로봇 연결 성공</text:span><text:span text:style-name="T15">!"</text:span><text:span text:style-name="T6">)</text:span></text:p>
      <text:p text:style-name="P6"><text:span text:style-name="T3">rospy</text:span><text:span text:style-name="T6">.loginfo(</text:span><text:span text:style-name="T9">f</text:span><text:span text:style-name="T15">"</text:span><text:span text:style-name="T16">배터리</text:span><text:span text:style-name="T15">: </text:span><text:span text:style-name="T9">{</text:span><text:span text:style-name="T5">info</text:span><text:span text:style-name="T6">.battery.power</text:span><text:span text:style-name="T9">}</text:span><text:span text:style-name="T15">%"</text:span><text:span text:style-name="T6">)</text:span></text:p>
      <text:p text:style-name="P12"/>
      <text:p text:style-name="P9"><text:span text:style-name="T6"># </text:span><text:span text:style-name="T7">위치 업데이트 태스크 시작</text:span></text:p>
      <text:p text:style-name="P3"><text:span text:style-name="T2">asyncio</text:span>.<text:span text:style-name="T10">create_task</text:span>(<text:span text:style-name="T4">self</text:span>.<text:span text:style-name="T10">_pose_update_loop</text:span>())</text:p>
      <text:p text:style-name="P12"/>
      <text:p text:style-name="P3"><text:span text:style-name="T8">async</text:span> <text:span text:style-name="T8">def</text:span> <text:span text:style-name="T10">_pose_update_loop</text:span>(<text:span text:style-name="T4">self</text:span>):</text:p>
      <text:p text:style-name="P10"><text:span text:style-name="T6">"""</text:span><text:span text:style-name="T7">주기적으로 로봇 위치 업데이트</text:span><text:span text:style-name="T6">"""</text:span></text:p>
      <text:p text:style-name="P3"><text:span text:style-name="T4">rate</text:span> <text:span text:style-name="T12">=</text:span> <text:span text:style-name="T2">rospy</text:span>.Rate(<text:span text:style-name="T4">self</text:span>.<text:span text:style-name="T4">pose_update_rate</text:span>)</text:p>
      <text:p text:style-name="P3"><text:span text:style-name="T1">while</text:span> <text:span text:style-name="T8">not</text:span> <text:span text:style-name="T2">rospy</text:span>.is_shutdown():</text:p>
      <text:p text:style-name="P3"><text:span text:style-name="T1">try</text:span>:</text:p>
      <text:p text:style-name="P3"><text:span text:style-name="T4">pose_speed</text:span>, <text:span text:style-name="T4">ok</text:span>, <text:span text:style-name="T4">_</text:span> <text:span text:style-name="T12">=</text:span> <text:span text:style-name="T1">await</text:span> <text:span text:style-name="T4">self</text:span>.<text:span text:style-name="T4">robot</text:span>.pose_speed_req(NO_PRINT, NO_PRINT)</text:p>
      <text:p text:style-name="P3"><text:span text:style-name="T1">if</text:span> <text:span text:style-name="T4">ok</text:span>:</text:p>
      <text:p text:style-name="P3"><text:span text:style-name="T4">self</text:span>.<text:span text:style-name="T4">current_pose</text:span> <text:span text:style-name="T12">=</text:span> <text:span text:style-name="T4">pose_speed</text:span></text:p>
      <text:p text:style-name="P3"><text:span text:style-name="T1">if</text:span> <text:span text:style-name="T4">self</text:span>.<text:span text:style-name="T4">is_moving</text:span> <text:span text:style-name="T8">and</text:span> <text:span text:style-name="T4">self</text:span>.<text:span text:style-name="T4">start_pose</text:span> <text:span text:style-name="T8">is</text:span> <text:span text:style-name="T8">not</text:span> <text:span text:style-name="T8">None</text:span>:</text:p>
      <text:p text:style-name="P3"><text:span text:style-name="T4">dx</text:span> <text:span text:style-name="T12">=</text:span> <text:span text:style-name="T4">pose_speed</text:span>.pose.x <text:span text:style-name="T12">-</text:span> <text:span text:style-name="T4">self</text:span>.<text:span text:style-name="T4">start_pose</text:span>.pose.x</text:p>
      <text:p text:style-name="P3"><text:span text:style-name="T4">dy</text:span> <text:span text:style-name="T12">=</text:span> <text:span text:style-name="T4">pose_speed</text:span>.pose.y <text:span text:style-name="T12">-</text:span> <text:span text:style-name="T4">self</text:span>.<text:span text:style-name="T4">start_pose</text:span>.pose.y</text:p>
      <text:p text:style-name="P3"><text:span text:style-name="T4">self</text:span>.<text:span text:style-name="T4">moved_distance</text:span> <text:span text:style-name="T12">=</text:span> <text:span text:style-name="T2">math</text:span>.<text:span text:style-name="T10">hypot</text:span>(<text:span text:style-name="T4">dx</text:span>, <text:span text:style-name="T4">dy</text:span>) <text:span text:style-name="T12">*</text:span> (<text:span text:style-name="T17">1</text:span> <text:span text:style-name="T1">if</text:span> <text:span text:style-name="T4">self</text:span>.<text:span text:style-name="T4">target_distance</text:span> <text:span text:style-name="T12">&gt;</text:span> <text:span text:style-name="T17">0</text:span> <text:span text:style-name="T1">else</text:span> <text:span text:style-name="T12">-</text:span><text:span text:style-name="T17">1</text:span>)</text:p>
      <text:p text:style-name="P3"><text:span text:style-name="T1">await</text:span> <text:span text:style-name="T2">asyncio</text:span>.<text:span text:style-name="T10">sleep</text:span>(<text:span text:style-name="T17">1</text:span> <text:span text:style-name="T12">/</text:span> <text:span text:style-name="T4">self</text:span>.<text:span text:style-name="T4">pose_update_rate</text:span>)</text:p>
      <text:p text:style-name="P3"><text:span text:style-name="T1">except</text:span>:</text:p>
      <text:p text:style-name="P3"><text:span text:style-name="T1">await</text:span> <text:span text:style-name="T2">asyncio</text:span>.<text:span text:style-name="T10">sleep</text:span>(<text:span text:style-name="T17">0.1</text:span>)</text:p>
      <text:p text:style-name="P12"/>
      <text:p text:style-name="P3"><text:span text:style-name="T8">def</text:span> <text:span text:style-name="T10">_get_ramp_speed</text:span>(<text:span text:style-name="T4">self</text:span>, <text:span text:style-name="T4">target_speed</text:span>, <text:span text:style-name="T4">dt</text:span>):</text:p>
      <text:p text:style-name="P10"><text:soft-page-break/><text:span text:style-name="T6">"""</text:span><text:span text:style-name="T7">가속</text:span><text:span text:style-name="T6">/</text:span><text:span text:style-name="T7">감속 램프 적용</text:span><text:span text:style-name="T6">"""</text:span></text:p>
      <text:p text:style-name="P3"><text:span text:style-name="T1">if</text:span> <text:span text:style-name="T10">abs</text:span>(<text:span text:style-name="T4">target_speed</text:span> <text:span text:style-name="T12">-</text:span> <text:span text:style-name="T4">self</text:span>.<text:span text:style-name="T4">current_speed</text:span>) <text:span text:style-name="T12">&lt;</text:span> <text:span text:style-name="T17">0.001</text:span>:</text:p>
      <text:p text:style-name="P3"><text:span text:style-name="T1">return</text:span> <text:span text:style-name="T4">target_speed</text:span></text:p>
      <text:p text:style-name="P12"/>
      <text:p text:style-name="P3"><text:span text:style-name="T4">max_delta</text:span> <text:span text:style-name="T12">=</text:span> <text:span text:style-name="T4">self</text:span>.<text:span text:style-name="T4">acceleration</text:span> <text:span text:style-name="T12">*</text:span> <text:span text:style-name="T4">dt</text:span> <text:span text:style-name="T1">if</text:span> <text:span text:style-name="T4">target_speed</text:span> <text:span text:style-name="T12">&gt;</text:span> <text:span text:style-name="T4">self</text:span>.<text:span text:style-name="T4">current_speed</text:span> <text:span text:style-name="T1">else</text:span> <text:span text:style-name="T4">self</text:span>.<text:span text:style-name="T4">deceleration</text:span> <text:span text:style-name="T12">*</text:span> <text:span text:style-name="T4">dt</text:span></text:p>
      <text:p text:style-name="P3"><text:span text:style-name="T4">self</text:span>.<text:span text:style-name="T4">current_speed</text:span> <text:span text:style-name="T12">=</text:span> <text:span text:style-name="T2">np</text:span>.clip(</text:p>
      <text:p text:style-name="P3"><text:span text:style-name="T4">self</text:span>.<text:span text:style-name="T4">current_speed</text:span> <text:span text:style-name="T12">+</text:span> <text:span text:style-name="T2">np</text:span>.sign(<text:span text:style-name="T4">target_speed</text:span> <text:span text:style-name="T12">-</text:span> <text:span text:style-name="T4">self</text:span>.<text:span text:style-name="T4">current_speed</text:span>) <text:span text:style-name="T12">*</text:span> <text:span text:style-name="T4">max_delta</text:span>,</text:p>
      <text:p text:style-name="P3"><text:span text:style-name="T10">min</text:span>(<text:span text:style-name="T4">target_speed</text:span>, <text:span text:style-name="T17">0</text:span>),</text:p>
      <text:p text:style-name="P3"><text:span text:style-name="T10">max</text:span>(<text:span text:style-name="T4">target_speed</text:span>, <text:span text:style-name="T17">0</text:span>)</text:p>
      <text:p text:style-name="P3">)</text:p>
      <text:p text:style-name="P3"><text:span text:style-name="T1">return</text:span> <text:span text:style-name="T4">self</text:span>.<text:span text:style-name="T4">current_speed</text:span></text:p>
      <text:p text:style-name="P12"/>
      <text:p text:style-name="P3"><text:span text:style-name="T8">async</text:span> <text:span text:style-name="T8">def</text:span> <text:span text:style-name="T10">_control_loop</text:span>(<text:span text:style-name="T4">self</text:span>):</text:p>
      <text:p text:style-name="P10"><text:span text:style-name="T6">"""Twist </text:span><text:span text:style-name="T7">제어 루프</text:span><text:span text:style-name="T6">"""</text:span></text:p>
      <text:p text:style-name="P3"><text:span text:style-name="T4">rate</text:span> <text:span text:style-name="T12">=</text:span> <text:span text:style-name="T17">1.0</text:span> <text:span text:style-name="T12">/</text:span> <text:span text:style-name="T4">self</text:span>.<text:span text:style-name="T4">control_rate</text:span></text:p>
      <text:p text:style-name="P3"><text:span text:style-name="T4">self</text:span>.<text:span text:style-name="T4">last_time</text:span> <text:span text:style-name="T12">=</text:span> <text:span text:style-name="T2">datetime</text:span>.<text:span text:style-name="T10">now</text:span>()</text:p>
      <text:p text:style-name="P12"/>
      <text:p text:style-name="P3"><text:span text:style-name="T1">while</text:span> <text:span text:style-name="T4">self</text:span>.<text:span text:style-name="T4">is_moving</text:span> <text:span text:style-name="T8">and</text:span> <text:span text:style-name="T8">not</text:span> <text:span text:style-name="T2">rospy</text:span>.is_shutdown():</text:p>
      <text:p text:style-name="P3"><text:span text:style-name="T4">now</text:span> <text:span text:style-name="T12">=</text:span> <text:span text:style-name="T2">datetime</text:span>.<text:span text:style-name="T10">now</text:span>()</text:p>
      <text:p text:style-name="P3"><text:span text:style-name="T4">dt</text:span> <text:span text:style-name="T12">=</text:span> (<text:span text:style-name="T4">now</text:span> <text:span text:style-name="T10">-</text:span> <text:span text:style-name="T4">self</text:span>.<text:span text:style-name="T4">last_time</text:span>).<text:span text:style-name="T10">total_seconds</text:span>()</text:p>
      <text:p text:style-name="P3"><text:span text:style-name="T4">self</text:span>.<text:span text:style-name="T4">last_time</text:span> <text:span text:style-name="T12">=</text:span> <text:span text:style-name="T4">now</text:span></text:p>
      <text:p text:style-name="P12"/>
      <text:p text:style-name="P3"><text:span text:style-name="T4">remaining</text:span> <text:span text:style-name="T12">=</text:span> <text:span text:style-name="T4">self</text:span>.<text:span text:style-name="T4">target_distance</text:span> <text:span text:style-name="T12">-</text:span> <text:span text:style-name="T4">self</text:span>.<text:span text:style-name="T4">moved_distance</text:span></text:p>
      <text:p text:style-name="P3"><text:span text:style-name="T4">distance_to_stop</text:span> <text:span text:style-name="T12">=</text:span> (<text:span text:style-name="T4">self</text:span>.<text:span text:style-name="T4">current_speed</text:span> <text:span text:style-name="T12">**</text:span> <text:span text:style-name="T17">2</text:span>) <text:span text:style-name="T12">/</text:span> (<text:span text:style-name="T17">2</text:span> <text:span text:style-name="T12">*</text:span> <text:span text:style-name="T4">self</text:span>.<text:span text:style-name="T4">deceleration</text:span>)</text:p>
      <text:p text:style-name="P12"/>
      <text:p text:style-name="P9"><text:span text:style-name="T6"># </text:span><text:span text:style-name="T7">감속 시작 조건</text:span></text:p>
      <text:p text:style-name="P3"><text:span text:style-name="T1">if</text:span> <text:span text:style-name="T10">abs</text:span>(<text:span text:style-name="T4">remaining</text:span>) <text:span text:style-name="T12">&lt;=</text:span> <text:span text:style-name="T4">distance_to_stop</text:span> <text:span text:style-name="T8">or</text:span> <text:span text:style-name="T10">abs</text:span>(<text:span text:style-name="T4">remaining</text:span>) <text:span text:style-name="T12">&lt;</text:span> <text:span text:style-name="T17">0.02</text:span>:</text:p>
      <text:p text:style-name="P3"><text:span text:style-name="T4">target_speed</text:span> <text:span text:style-name="T12">=</text:span> <text:span text:style-name="T17">0.0</text:span></text:p>
      <text:p text:style-name="P3"><text:span text:style-name="T1">else</text:span>:</text:p>
      <text:p text:style-name="P3"><text:span text:style-name="T4">target_speed</text:span> <text:span text:style-name="T12">=</text:span> <text:span text:style-name="T4">self</text:span>.<text:span text:style-name="T4">max_linear_speed</text:span> <text:span text:style-name="T12">*</text:span> <text:span text:style-name="T2">np</text:span>.sign(<text:span text:style-name="T4">self</text:span>.<text:span text:style-name="T4">target_distance</text:span>)</text:p>
      <text:p text:style-name="P12"/>
      <text:p text:style-name="P9"><text:span text:style-name="T6"># </text:span><text:span text:style-name="T7">부드러운 속도 적용</text:span></text:p>
      <text:p text:style-name="P3"><text:span text:style-name="T4">smooth_speed</text:span> <text:span text:style-name="T12">=</text:span> <text:span text:style-name="T4">self</text:span>.<text:span text:style-name="T10">_get_ramp_speed</text:span>(<text:span text:style-name="T4">target_speed</text:span>, <text:span text:style-name="T4">dt</text:span>)</text:p>
      <text:p text:style-name="P12"/>
      <text:p text:style-name="P9"><text:span text:style-name="T6"># </text:span><text:span text:style-name="T7">정지 조건</text:span></text:p>
      <text:p text:style-name="P3"><text:span text:style-name="T1">if</text:span> <text:span text:style-name="T10">abs</text:span>(<text:span text:style-name="T4">remaining</text:span>) <text:span text:style-name="T12">&lt;</text:span> <text:span text:style-name="T17">0.02</text:span> <text:span text:style-name="T8">and</text:span> <text:span text:style-name="T10">abs</text:span>(<text:span text:style-name="T4">smooth_speed</text:span>) <text:span text:style-name="T12">&lt;</text:span> <text:span text:style-name="T17">0.02</text:span>:</text:p>
      <text:p text:style-name="P3"><text:span text:style-name="T4">smooth_speed</text:span> <text:span text:style-name="T12">=</text:span> <text:span text:style-name="T17">0.0</text:span></text:p>
      <text:p text:style-name="P3"><text:span text:style-name="T4">self</text:span>.<text:span text:style-name="T4">is_moving</text:span> <text:span text:style-name="T12">=</text:span> <text:span text:style-name="T8">False</text:span></text:p>
      <text:p text:style-name="P12"><text:soft-page-break/></text:p>
      <text:p text:style-name="P9"><text:span text:style-name="T6"># Twist </text:span><text:span text:style-name="T7">명령 전송</text:span></text:p>
      <text:p text:style-name="P3"><text:span text:style-name="T4">twist</text:span> <text:span text:style-name="T12">=</text:span> Twist(<text:span text:style-name="T4">linear</text:span><text:span text:style-name="T12">=</text:span><text:span text:style-name="T4">smooth_speed</text:span>, <text:span text:style-name="T4">angular</text:span><text:span text:style-name="T12">=</text:span><text:span text:style-name="T17">0.0</text:span>)</text:p>
      <text:p text:style-name="P3"><text:span text:style-name="T1">await</text:span> <text:span text:style-name="T4">self</text:span>.<text:span text:style-name="T4">robot</text:span>.twist_req(<text:span text:style-name="T4">twist</text:span>, NO_PRINT, NO_PRINT)</text:p>
      <text:p text:style-name="P12"/>
      <text:p text:style-name="P3"><text:span text:style-name="T1">await</text:span> <text:span text:style-name="T2">asyncio</text:span>.<text:span text:style-name="T10">sleep</text:span>(<text:span text:style-name="T4">rate</text:span>)</text:p>
      <text:p text:style-name="P12"/>
      <text:p text:style-name="P9"><text:span text:style-name="T6"># </text:span><text:span text:style-name="T7">최종 정지</text:span></text:p>
      <text:p text:style-name="P3"><text:span text:style-name="T1">await</text:span> <text:span text:style-name="T4">self</text:span>.<text:span text:style-name="T4">robot</text:span>.twist_req(Twist(<text:span text:style-name="T4">linear</text:span><text:span text:style-name="T12">=</text:span><text:span text:style-name="T17">0.0</text:span>, <text:span text:style-name="T4">angular</text:span><text:span text:style-name="T12">=</text:span><text:span text:style-name="T17">0.0</text:span>), NO_PRINT, NO_PRINT)</text:p>
      <text:p text:style-name="P3"><text:span text:style-name="T4">self</text:span>.<text:span text:style-name="T4">is_moving</text:span> <text:span text:style-name="T12">=</text:span> <text:span text:style-name="T8">False</text:span></text:p>
      <text:p text:style-name="P6"><text:span text:style-name="T3">rospy</text:span><text:span text:style-name="T6">.loginfo(</text:span><text:span text:style-name="T9">f</text:span><text:span text:style-name="T15">"</text:span><text:span text:style-name="T16">이동 완료</text:span><text:span text:style-name="T15">: </text:span><text:span text:style-name="T16">목표 </text:span><text:span text:style-name="T9">{</text:span><text:span text:style-name="T5">self</text:span><text:span text:style-name="T6">.</text:span><text:span text:style-name="T5">target_distance</text:span><text:span text:style-name="T9">:.3f}</text:span><text:span text:style-name="T15">m → </text:span><text:span text:style-name="T16">실제 </text:span><text:span text:style-name="T9">{</text:span><text:span text:style-name="T5">self</text:span><text:span text:style-name="T6">.</text:span><text:span text:style-name="T5">moved_distance</text:span><text:span text:style-name="T9">:.3f}</text:span><text:span text:style-name="T15">m"</text:span><text:span text:style-name="T6">)</text:span></text:p>
      <text:p text:style-name="P12"/>
      <text:p text:style-name="P3"><text:span text:style-name="T8">async</text:span> <text:span text:style-name="T8">def</text:span> <text:span text:style-name="T10">move_distance</text:span>(<text:span text:style-name="T4">self</text:span>, <text:span text:style-name="T4">distance_meters</text:span>):</text:p>
      <text:p text:style-name="P10"><text:span text:style-name="T6">"""</text:span><text:span text:style-name="T7">거리 기반 이동 시작</text:span><text:span text:style-name="T6">"""</text:span></text:p>
      <text:p text:style-name="P3"><text:span text:style-name="T1">if</text:span> <text:span text:style-name="T4">self</text:span>.<text:span text:style-name="T4">is_moving</text:span>:</text:p>
      <text:p text:style-name="P6"><text:span text:style-name="T3">rospy</text:span><text:span text:style-name="T6">.logwarn(</text:span><text:span text:style-name="T15">"</text:span><text:span text:style-name="T16">이미 이동 중입니다</text:span><text:span text:style-name="T15">."</text:span><text:span text:style-name="T6">)</text:span></text:p>
      <text:p text:style-name="P3"><text:span text:style-name="T1">return</text:span> <text:span text:style-name="T8">False</text:span></text:p>
      <text:p text:style-name="P12"/>
      <text:p text:style-name="P3"><text:span text:style-name="T4">self</text:span>.<text:span text:style-name="T4">target_distance</text:span> <text:span text:style-name="T12">=</text:span> <text:span text:style-name="T4">distance_meters</text:span></text:p>
      <text:p text:style-name="P3"><text:span text:style-name="T4">self</text:span>.<text:span text:style-name="T4">moved_distance</text:span> <text:span text:style-name="T12">=</text:span> <text:span text:style-name="T17">0.0</text:span></text:p>
      <text:p text:style-name="P3"><text:span text:style-name="T4">self</text:span>.<text:span text:style-name="T4">current_speed</text:span> <text:span text:style-name="T12">=</text:span> <text:span text:style-name="T17">0.0</text:span></text:p>
      <text:p text:style-name="P3"><text:span text:style-name="T4">self</text:span>.<text:span text:style-name="T4">is_moving</text:span> <text:span text:style-name="T12">=</text:span> <text:span text:style-name="T8">True</text:span></text:p>
      <text:p text:style-name="P12"/>
      <text:p text:style-name="P3"><text:span text:style-name="T1">if</text:span> <text:span text:style-name="T4">self</text:span>.<text:span text:style-name="T4">current_pose</text:span> <text:span text:style-name="T8">is</text:span> <text:span text:style-name="T8">not</text:span> <text:span text:style-name="T8">None</text:span>:</text:p>
      <text:p text:style-name="P3"><text:span text:style-name="T4">self</text:span>.<text:span text:style-name="T4">start_pose</text:span> <text:span text:style-name="T12">=</text:span> <text:span text:style-name="T4">self</text:span>.<text:span text:style-name="T4">current_pose</text:span></text:p>
      <text:p text:style-name="P3"><text:span text:style-name="T1">else</text:span>:</text:p>
      <text:p text:style-name="P6"><text:span text:style-name="T3">rospy</text:span><text:span text:style-name="T6">.logwarn(</text:span><text:span text:style-name="T15">"</text:span><text:span text:style-name="T16">현재 위치를 알 수 없음</text:span><text:span text:style-name="T15">. </text:span><text:span text:style-name="T16">첫 위치를 기준으로 함</text:span><text:span text:style-name="T15">."</text:span><text:span text:style-name="T6">)</text:span></text:p>
      <text:p text:style-name="P3"><text:span text:style-name="T4">self</text:span>.<text:span text:style-name="T4">start_pose</text:span> <text:span text:style-name="T12">=</text:span> <text:span text:style-name="T2">type</text:span>(<text:span text:style-name="T14">'obj'</text:span>, (), {<text:span text:style-name="T14">'pose'</text:span>: <text:span text:style-name="T2">type</text:span>(<text:span text:style-name="T14">'obj'</text:span>, (), {<text:span text:style-name="T14">'x'</text:span>: <text:span text:style-name="T17">0</text:span>, <text:span text:style-name="T14">'y'</text:span>: <text:span text:style-name="T17">0</text:span>})})()</text:p>
      <text:p text:style-name="P12"/>
      <text:p text:style-name="P6"><text:span text:style-name="T3">rospy</text:span><text:span text:style-name="T6">.loginfo(</text:span><text:span text:style-name="T9">f</text:span><text:span text:style-name="T15">"</text:span><text:span text:style-name="T9">{</text:span><text:span text:style-name="T5">distance_meters</text:span><text:span text:style-name="T9">:+.3f}</text:span><text:span text:style-name="T15">m </text:span><text:span text:style-name="T16">이동 시작</text:span><text:span text:style-name="T15">..."</text:span><text:span text:style-name="T6">)</text:span></text:p>
      <text:p text:style-name="P3"><text:span text:style-name="T1">await</text:span> <text:span text:style-name="T4">self</text:span>.<text:span text:style-name="T10">_control_loop</text:span>()</text:p>
      <text:p text:style-name="P3"><text:span text:style-name="T1">return</text:span> <text:span text:style-name="T8">True</text:span></text:p>
      <text:p text:style-name="P12"/>
      <text:p text:style-name="P3"><text:span text:style-name="T8">async</text:span> <text:span text:style-name="T8">def</text:span> <text:span text:style-name="T10">stop</text:span>(<text:span text:style-name="T4">self</text:span>):</text:p>
      <text:p text:style-name="P3"><text:span text:style-name="T4">self</text:span>.<text:span text:style-name="T4">is_moving</text:span> <text:span text:style-name="T12">=</text:span> <text:span text:style-name="T8">False</text:span></text:p>
      <text:p text:style-name="P3"><text:span text:style-name="T1">if</text:span> <text:span text:style-name="T4">self</text:span>.<text:span text:style-name="T4">robot</text:span>:</text:p>
      <text:p text:style-name="P3"><text:soft-page-break/><text:span text:style-name="T1">await</text:span> <text:span text:style-name="T4">self</text:span>.<text:span text:style-name="T4">robot</text:span>.twist_req(Twist(<text:span text:style-name="T4">linear</text:span><text:span text:style-name="T12">=</text:span><text:span text:style-name="T17">0.0</text:span>, <text:span text:style-name="T4">angular</text:span><text:span text:style-name="T12">=</text:span><text:span text:style-name="T17">0.0</text:span>), NO_PRINT, NO_PRINT)</text:p>
      <text:p text:style-name="P3"><text:span text:style-name="T1">await</text:span> <text:span text:style-name="T4">self</text:span>.<text:span text:style-name="T4">robot</text:span>.stop()</text:p>
      <text:p text:style-name="P13"/>
      <text:p text:style-name="P9"><text:span text:style-name="T6"># ROS </text:span><text:span text:style-name="T7">서비스 핸들러</text:span></text:p>
      <text:p text:style-name="P3"><text:span text:style-name="T8">async</text:span> <text:span text:style-name="T8">def</text:span> <text:span text:style-name="T10">handle_mobile_position</text:span>(<text:span text:style-name="T4">req</text:span>, <text:span text:style-name="T4">controller</text:span>):</text:p>
      <text:p text:style-name="P6"><text:span text:style-name="T5">distance</text:span><text:span text:style-name="T6"> </text:span><text:span text:style-name="T13">=</text:span><text:span text:style-name="T6"> </text:span><text:span text:style-name="T5">req</text:span><text:span text:style-name="T6">.distance </text:span><text:span text:style-name="T19"># MobilePosition.srv </text:span><text:span text:style-name="T20">에 </text:span><text:span text:style-name="T19">distance </text:span><text:span text:style-name="T20">필드 필요</text:span></text:p>
      <text:p text:style-name="P3"><text:span text:style-name="T4">success</text:span> <text:span text:style-name="T12">=</text:span> <text:span text:style-name="T1">await</text:span> <text:span text:style-name="T4">controller</text:span>.move_distance(<text:span text:style-name="T4">distance</text:span>)</text:p>
      <text:p text:style-name="P3"><text:span text:style-name="T1">return</text:span> MobilePositionTwistResponse(<text:span text:style-name="T4">success</text:span><text:span text:style-name="T12">=</text:span><text:span text:style-name="T4">success</text:span>, <text:span text:style-name="T4">message</text:span><text:span text:style-name="T12">=</text:span><text:span text:style-name="T8">f</text:span><text:span text:style-name="T14">"Moved </text:span><text:span text:style-name="T8">{</text:span><text:span text:style-name="T4">distance</text:span><text:span text:style-name="T8">:.3f}</text:span><text:span text:style-name="T14">m"</text:span>)</text:p>
      <text:p text:style-name="P13"/>
      <text:p text:style-name="P3"><text:span text:style-name="T8">async</text:span> <text:span text:style-name="T8">def</text:span> <text:span text:style-name="T10">mobile_position_server</text:span>():</text:p>
      <text:p text:style-name="P3"><text:span text:style-name="T2">rospy</text:span>.init_node(<text:span text:style-name="T14">'mobile_positiontwist_server'</text:span>, <text:span text:style-name="T4">anonymous</text:span><text:span text:style-name="T12">=</text:span><text:span text:style-name="T8">False</text:span>)</text:p>
      <text:p text:style-name="P3"><text:span text:style-name="T4">controller</text:span> <text:span text:style-name="T12">=</text:span> <text:span text:style-name="T2">SmoothTwistController</text:span>(<text:span text:style-name="T4">verbose</text:span><text:span text:style-name="T12">=</text:span><text:span text:style-name="T8">False</text:span>)</text:p>
      <text:p text:style-name="P3"><text:span text:style-name="T1">await</text:span> <text:span text:style-name="T4">controller</text:span>.<text:span text:style-name="T10">connect</text:span>()</text:p>
      <text:p text:style-name="P12"/>
      <text:p text:style-name="P9"><text:span text:style-name="T6"># </text:span><text:span text:style-name="T7">서비스 등록</text:span></text:p>
      <text:p text:style-name="P3"><text:span text:style-name="T4">service</text:span> <text:span text:style-name="T12">=</text:span> <text:span text:style-name="T2">rospy</text:span>.Service(</text:p>
      <text:p text:style-name="P3"><text:span text:style-name="T14">'mobile_positiontwist'</text:span>,</text:p>
      <text:p text:style-name="P3">MobilePositionTwist,</text:p>
      <text:p text:style-name="P3"><text:span text:style-name="T8">lambda</text:span> <text:span text:style-name="T4">req</text:span>: <text:span text:style-name="T2">asyncio</text:span>.<text:span text:style-name="T10">run_coroutine_threadsafe</text:span>(</text:p>
      <text:p text:style-name="P3"><text:span text:style-name="T10">handle_mobile_position</text:span>(<text:span text:style-name="T4">req</text:span>, <text:span text:style-name="T4">controller</text:span>), <text:span text:style-name="T4">loop</text:span></text:p>
      <text:p text:style-name="P3">).<text:span text:style-name="T10">result</text:span>()</text:p>
      <text:p text:style-name="P3">)</text:p>
      <text:p text:style-name="P12"/>
      <text:p text:style-name="P3"><text:span text:style-name="T8">global</text:span> <text:span text:style-name="T4">loop</text:span></text:p>
      <text:p text:style-name="P3"><text:span text:style-name="T4">loop</text:span> <text:span text:style-name="T12">=</text:span> <text:span text:style-name="T2">asyncio</text:span>.<text:span text:style-name="T10">get_event_loop</text:span>()</text:p>
      <text:p text:style-name="P12"/>
      <text:p text:style-name="P3"><text:span text:style-name="T2">rospy</text:span>.loginfo(<text:span text:style-name="T14">"Mobile Robot Smooth Twist Server Ready!"</text:span>)</text:p>
      <text:p text:style-name="P6"><text:span text:style-name="T3">rospy</text:span><text:span text:style-name="T6">.loginfo(</text:span><text:span text:style-name="T15">"</text:span><text:span text:style-name="T16">서비스</text:span><text:span text:style-name="T15">: /mobile_positiontwist (distance: float32)"</text:span><text:span text:style-name="T6">)</text:span></text:p>
      <text:p text:style-name="P12"/>
      <text:p text:style-name="P3"><text:span text:style-name="T1">try</text:span>:</text:p>
      <text:p text:style-name="P3"><text:span text:style-name="T1">while</text:span> <text:span text:style-name="T8">not</text:span> <text:span text:style-name="T2">rospy</text:span>.is_shutdown():</text:p>
      <text:p text:style-name="P3"><text:span text:style-name="T1">await</text:span> <text:span text:style-name="T2">asyncio</text:span>.<text:span text:style-name="T10">sleep</text:span>(<text:span text:style-name="T17">1</text:span>)</text:p>
      <text:p text:style-name="P3"><text:span text:style-name="T1">except</text:span> <text:span text:style-name="T2">KeyboardInterrupt</text:span>:</text:p>
      <text:p text:style-name="P14">pass</text:p>
      <text:p text:style-name="P3"><text:span text:style-name="T1">finally</text:span>:</text:p>
      <text:p text:style-name="P3"><text:soft-page-break/><text:span text:style-name="T1">await</text:span> <text:span text:style-name="T4">controller</text:span>.<text:span text:style-name="T10">stop</text:span>()</text:p>
      <text:p text:style-name="P13"/>
      <text:p text:style-name="P3"><text:span text:style-name="T1">if</text:span> <text:span text:style-name="T4">__name__</text:span> <text:span text:style-name="T12">==</text:span> <text:span text:style-name="T14">"__main__"</text:span>:</text:p>
      <text:p text:style-name="P3"><text:span text:style-name="T2">asyncio</text:span>.<text:span text:style-name="T10">run</text:span>(<text:span text:style-name="T10">mobile_position_server</text:span>()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7:43:57.905675869</meta:creation-date>
    <dc:date>2025-11-06T19:58:36.705737544</dc:date>
    <meta:editing-duration>PT8H55M45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3" meta:paragraph-count="326" meta:word-count="1550" meta:character-count="10006" meta:non-whitespace-character-count="9166"/>
  </office:meta>
</office:document-meta>
</file>